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connector draw:style-name="gr10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0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0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0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1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layer="layout" svg:width="3.283cm" svg:height="1.673cm" svg:x="0.2cm" svg:y="2.9cm">
          <draw:text-box>
            <text:p>Computer</text:p>
            <text:p>plays (0)</text:p>
          </draw:text-box>
        </draw:frame>
        <draw:frame draw:style-name="gr12" draw:layer="layout" svg:width="3.283cm" svg:height="1.673cm" svg:x="0.217cm" svg:y="10.8cm">
          <draw:text-box>
            <text:p>Computer</text:p>
            <text:p>plays (0)</text:p>
          </draw:text-box>
        </draw:frame>
        <draw:frame draw:style-name="gr12" draw:layer="layout" svg:width="3.283cm" svg:height="1.673cm" svg:x="0.217cm" svg:y="6.627cm">
          <draw:text-box>
            <text:p>Opponent</text:p>
            <text:p>plays (X)</text:p>
          </draw:text-box>
        </draw:frame>
        <draw:frame draw:style-name="gr12" draw:text-style-name="P2" draw:layer="layout" svg:width="3.453cm" svg:height="1.361cm" svg:x="10cm" svg:y="17.001cm">
          <draw:text-box>
            <text:p text:style-name="P2"><text:span text:style-name="T2">+1</text:span></text:p>
            <text:p text:style-name="P2"><text:span text:style-name="T2">computer win</text:span></text:p>
          </draw:text-box>
        </draw:frame>
        <draw:frame draw:style-name="gr12" draw:text-style-name="P2" draw:layer="layout" svg:width="3.453cm" svg:height="1.361cm" svg:x="3.947cm" svg:y="8.6cm">
          <draw:text-box>
            <text:p text:style-name="P2"><text:span text:style-name="T2">+1</text:span></text:p>
            <text:p text:style-name="P2"><text:span text:style-name="T2">computer w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2:43:51</dc:date>
    <dc:creator>jeremie </dc:creator>
    <meta:generator>LibreOffice/3.5$Linux_x86 LibreOffice_project/350m1$Build-2</meta:generator>
    <meta:editing-duration>PT1M9S</meta:editing-duration>
    <meta:editing-cycles>2</meta:editing-cycles>
    <meta:document-statistic meta:object-count="222"/>
  </office:meta>
</office:document-meta>
</file>